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6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dd4814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3"><text:s/>Une des premières consoles portables</text:p>
                <text:p text:style-name="P3"/>
              </text:list-item>
              <text:list-item>
                <text:p text:style-name="P3"><text:s/>Commercialisée par Nintendo en 1989</text:p>
                <text:p text:style-name="P3"/>
              </text:list-item>
              <text:list-item>
                <text:p text:style-name="P3"><text:s/>Possibilité de changer de j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Module 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11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9.6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2.2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xml:id="id10" draw:id="id10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1" draw:id="id11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Algorithme générique du fonctionnement d'un émulateur de console.</text:span></text:p>
          </draw:text-box>
        </draw:frame>
        <draw:frame presentation:style-name="pr9" draw:text-style-name="P6" draw:layer="layout" svg:width="24.639cm" svg:height="15.686cm" svg:x="1.4cm" svg:y="4.914cm" presentation:class="outline" presentation:user-transformed="true">
          <draw:text-box>
            <text:list text:style-name="L4">
              <text:list-header>
                <text:p><text:span text:style-name="T2">void</text:span><text:span text:style-name="T3"> run(){</text:span></text:p>
                <text:list>
                  <text:list-header>
                    <text:p><text:span text:style-name="T2">for</text:span><text:span text:style-name="T4"> </text:span><text:span text:style-name="T3">(;;){</text:span></text:p>
                    <text:list>
                      <text:list-header>
                        <text:p><text:span text:style-name="T3">opcode = memory_read(PC++) ; //Lire la prochaine instruction</text:span></text:p>
                        <text:p><text:span text:style-name="T3">cycles = cycles_table[opcode] ; <text:s text:c="2"/>//Lire le nombre de cycles </text:span></text:p>
                        <text:p><text:span text:style-name="T2">switch</text:span><text:span text:style-name="T3">(opcode){ </text:span><text:span text:style-name="T3"><text:tab/></text:span><text:span text:style-name="T3"><text:tab/></text:span><text:span text:style-name="T3"><text:tab/></text:span><text:span text:style-name="T3"><text:tab/></text:span><text:span text:style-name="T3"> <text:s/>//Exécution de l'instruction</text:span></text:p>
                        <text:list>
                          <text:list-header>
                            <text:p><text:span text:style-name="T2">case</text:span><text:span text:style-name="T3"> opcode1</text:span></text:p>
                            <text:p><text:span text:style-name="T2">case</text:span><text:span text:style-name="T3"> opcode2</text:span></text:p>
                            <text:p><text:span text:style-name="T3">...</text:span></text:p>
                          </text:list-header>
                        </text:list>
                        <text:p><text:span text:style-name="T3">}</text:span></text:p>
                        <text:p><text:span text:style-name="T3">update_graphics(cycles) ;</text:span><text:span text:style-name="T3"><text:tab/></text:span><text:span text:style-name="T3"><text:tab/></text:span><text:span text:style-name="T3">//Mise à jour des graphismes</text:span></text:p>
                        <text:p><text:span text:style-name="T3">update_sound(cycles) ;</text:span><text:span text:style-name="T3"><text:tab/></text:span><text:span text:style-name="T3"><text:tab/></text:span><text:span text:style-name="T3"><text:tab/></text:span><text:span text:style-name="T3">//Mise à jour du son</text:span></text:p>
                        <text:p><text:span text:style-name="T3">handle_interrupts() ;</text:span><text:span text:style-name="T3"><text:tab/></text:span><text:span text:style-name="T3"><text:tab/></text:span><text:span text:style-name="T3"><text:tab/></text:span><text:span text:style-name="T3">//Gestion des interruptions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2" text:id="id12">Besoin de la part du processeur d'un accés en lecture et en écriture.</text:p>
                <text:p/>
              </text:list-item>
              <text:list-item>
                <text:p xml:id="id13" text:id="id13">Signatures de fonctions génériques:</text:p>
                <text:p xml:id="id14" text:id="id14"><text:span text:style-name="T5">unsigned int</text:span><text:span text:style-name="T6"> memory_read(</text:span><text:span text:style-name="T5">unsigned int </text:span><text:span text:style-name="T6">addr) ;</text:span></text:p>
                <text:p xml:id="id15" text:id="id15"><text:span text:style-name="T5">void</text:span><text:span text:style-name="T6"> memory_write(</text:span><text:span text:style-name="T5">unsigned int</text:span><text:span text:style-name="T6"> addr, </text:span><text:span text:style-name="T5">unsigned int</text:span><text:span text:style-name="T6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Analyse du fonctionnement graphique du système à émuler.</text:p>
              </text:list-item>
              <text:list-item>
                <text:p>Bilan de l'analyse.</text:p>
              </text:list-item>
              <text:list-item>
                <text:p>Choix des outils en fo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s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6" text:id="id16">Nom : LR35902</text:p>
              </text:list-item>
              <text:list-item>
                <text:p xml:id="id17" text:id="id17">Version simplifié du Zilog 80 de Intel</text:p>
              </text:list-item>
              <text:list-item>
                <text:p xml:id="id18" text:id="id18">Cadence : ~ 4,2 MHz</text:p>
              </text:list-item>
              <text:list-item>
                <text:p xml:id="id19" text:id="id19">Nombre d'instructions : ~ 512</text:p>
              </text:list-item>
              <text:list-item>
                <text:p xml:id="id20" text:id="id20">Endianess : Little endian</text:p>
              </text:list-item>
              <text:list-item>
                <text:p xml:id="id21" text:id="id21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22" text:id="id22">Mise en place d'une structure représentant les registres internes.</text:p>
              </text:list-item>
              <text:list-item>
                <text:p xml:id="id23" text:id="id23">Suivi de l'algorithme de base.</text:p>
              </text:list-item>
              <text:list-item>
                <text:p xml:id="id24" text:id="id24">Regroupement des instructions en fonctions génériqu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25" text:id="id25">Plage d'adresse 16 bits.</text:p>
              </text:list-item>
              <text:list-item>
                <text:p xml:id="id26" text:id="id26">3 zones spécifiques : RAM interne, ROM de la cartouche et RAM de la cartouch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a mémoire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 xml:id="id27" text:id="id27">Réalisation des fonctions d'accés mémoire.</text:p>
              </text:list-item>
              <text:list-item>
                <text:p xml:id="id28" text:id="id28">3 buffers représentant les 3 zones mémoires.</text:p>
              </text:list-item>
              <text:list-item>
                <text:p xml:id="id29" text:id="id29">Gestion des différentes cartouch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3 couches graphiques.</text:p>
              </text:list-item>
              <text:list-item>
                <text:p>60 images/seconde.</text:p>
              </text:list-item>
              <text:list-item>
                <text:p>Affichage ligne par ligne</text:p>
              </text:list-item>
              <text:list-item>
                <text:p>Utilisation de tu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7" draw:layer="layout" svg:width="24.639cm" svg:height="12.178cm" svg:x="1.4cm" svg:y="4.914cm" presentation:class="outline">
          <draw:text-box>
            <text:list text:style-name="L4">
              <text:list-item>
                <text:p xml:id="id30" text:id="id30"><text:span text:style-name="T6">CPU : toutes les instructions sont implémentées correctement. </text:span></text:p>
              </text:list-item>
              <text:list-item>
                <text:p xml:id="id31" text:id="id31"><text:span text:style-name="T6">GPU : toutes les couches sont implémentées, l'utilisateur peut redimensionner la fenêtre tel qu'il le désire.</text:span></text:p>
              </text:list-item>
              <text:list-item>
                <text:p xml:id="id32" text:id="id32"><text:span text:style-name="T6">APU : le son est présent et tend à être fidèle au son d'origine.</text:span></text:p>
              </text:list-item>
              <text:list-item>
                <text:p xml:id="id33" text:id="id33"><text:span text:style-name="T6">Cartouches de jeu : les puces MBC1 et MBC2 sont implémentées.</text:span></text:p>
              </text:list-item>
              <text:list-item>
                <text:p xml:id="id34" text:id="id34"><text:span text:style-name="T6">Sauvegarde : sauvegarde classique et par état implémentées.</text:span></text:p>
              </text:list-item>
              <text:list-item>
                <text:p xml:id="id35" text:id="id35"><text:span text:style-name="T6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5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36" text:id="id36"><text:span text:style-name="T1">Implémenter la puce MBC3</text:span></text:p>
                <text:p><text:span text:style-name="T1"/></text:p>
              </text:list-item>
              <text:list-item>
                <text:p xml:id="id37" text:id="id37"><text:span text:style-name="T1">Améliorer le son</text:span></text:p>
                <text:p><text:span text:style-name="T1"/></text:p>
              </text:list-item>
              <text:list-item>
                <text:p xml:id="id38" text:id="id38"><text:span text:style-name="T1">Système deux joueurs</text:span></text:p>
                <text:p><text:span text:style-name="T1"/></text:p>
              </text:list-item>
              <text:list-item>
                <text:p xml:id="id39" text:id="id39"><text:span text:style-name="T1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rtualisation ( en 2008 : un serveur n'utilisait que 10 % des capacités du matériel).</text:p>
                <text:p/>
              </text:list-item>
              <text:list-item>
                <text:p>Environnements de test.</text:p>
                <text:p/>
              </text:list-item>
              <text:list-item>
                <text:p>Émulation de terminal.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5:25:25</dc:date>
    <dc:creator>joemurder </dc:creator>
    <meta:editing-duration>PT38M52S</meta:editing-duration>
    <meta:editing-cycles>6</meta:editing-cycles>
    <meta:generator>LibreOffice/3.5$Linux_x86 LibreOffice_project/350m1$Build-2</meta:generator>
    <meta:document-statistic meta:object-count="167"/>
  </office:meta>
</office:document-meta>
</file>